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 style:data-style-name="N60"/>
    <style:style style:name="ce4" style:family="table-cell" style:parent-style-name="Default" style:data-style-name="N113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Experimente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#1 (Messung 1)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4000">
            <text:p>4000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4600">
            <text:p>4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n</text:p>
          </table:table-cell>
          <table:table-cell office:value-type="float" office:value="4314">
            <text:p>4314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office:value-type="float" office:value="135.7">
            <text:p>135.7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12]*2.35" office:value-type="float" office:value="318.895">
            <text:p>318.8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11]-[.B13]" office:value-type="float" office:value="3995.105">
            <text:p>3995.105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11]+[.B13]" office:value-type="float" office:value="4632.895">
            <text:p>4632.8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office:value-type="float" office:value="87230">
            <text:p>872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Mean <text:s text:c="8"/>1.05723e+04 <text:s text:c="2"/>2.15840e+00</text:p>
          </table:table-cell>
          <table:table-cell table:number-columns-repeated="1016"/>
        </table:table-row>
        <table:table-row table:style-name="ro1">
          <table:table-cell office:value-type="string">
            <text:p>10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4000">
            <text:p>4000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4600">
            <text:p>4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n</text:p>
          </table:table-cell>
          <table:table-cell table:style-name="ce3" office:value-type="float" office:value="10572.3">
            <text:p>1.06E+004</text:p>
          </table:table-cell>
          <table:table-cell table:style-name="ce3" office:value-type="float" office:value="2.1584">
            <text:p>2.16E+000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175.926">
            <text:p>1.76E+002</text:p>
          </table:table-cell>
          <table:table-cell table:style-name="ce3" office:value-type="float" office:value="1.90658">
            <text:p>1.91E+000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29]*2.35" office:value-type="float" office:value="413.4261">
            <text:p>413.42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28]-[.B30]" office:value-type="float" office:value="10158.8739">
            <text:p>10158.8739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28]+[.B30]" office:value-type="float" office:value="10985.7261">
            <text:p>10985.72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office:value-type="float" office:value="8629">
            <text:p>862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#3 (Messung 2)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4013">
            <text:p>4013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4651">
            <text:p>46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n</text:p>
          </table:table-cell>
          <table:table-cell table:style-name="ce3" office:value-type="float" office:value="4320.31">
            <text:p>4.32E+003</text:p>
          </table:table-cell>
          <table:table-cell table:style-name="ce3" office:value-type="float" office:value="0.617062">
            <text:p>6.17E-001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125.696">
            <text:p>1.26E+002</text:p>
          </table:table-cell>
          <table:table-cell table:style-name="ce3" office:value-type="float" office:value="0.527762">
            <text:p>5.28E-001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48]*2.35" office:value-type="float" office:value="295.3856">
            <text:p>295.38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47]-[.B49]" office:value-type="float" office:value="4024.9244">
            <text:p>4024.9244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47]+[.B49]" office:value-type="float" office:value="4615.6956">
            <text:p>4615.69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table:style-name="ce3" office:value-type="float" office:value="46060">
            <text:p>4.61E+00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0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10244">
            <text:p>10244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10952">
            <text:p>109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n</text:p>
          </table:table-cell>
          <table:table-cell table:style-name="ce3" office:value-type="float" office:value="10587.3">
            <text:p>1.06E+004</text:p>
          </table:table-cell>
          <table:table-cell table:style-name="ce3" office:value-type="float" office:value="3.4206">
            <text:p>3.42E+000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189.528">
            <text:p>1.90E+002</text:p>
          </table:table-cell>
          <table:table-cell table:style-name="ce3" office:value-type="float" office:value="3.60636">
            <text:p>3.61E+000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65]*2.35" office:value-type="float" office:value="445.3908">
            <text:p>445.39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64]-[.B66]" office:value-type="float" office:value="10141.9092">
            <text:p>10141.9092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64]+[.B66]" office:value-type="float" office:value="11032.6908">
            <text:p>11032.69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office:value-type="float" office:value="4454">
            <text:p>445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#3 (Messung 3)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ristall Kanal 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1041">
            <text:p>1041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1286">
            <text:p>12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ean</text:p>
          </table:table-cell>
          <table:table-cell table:style-name="ce3" office:value-type="float" office:value="1142.88">
            <text:p>1.14E+003</text:p>
          </table:table-cell>
          <table:table-cell table:style-name="ce3" office:value-type="float" office:value="0.298793">
            <text:p>2.99E-001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68.2574">
            <text:p>6.83E+001</text:p>
          </table:table-cell>
          <table:table-cell table:style-name="ce3" office:value-type="float" office:value="0.31462">
            <text:p>3.15E-001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88]*2.35" office:value-type="float" office:value="160.40489">
            <text:p>160.404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87]-[.B89]" office:value-type="float" office:value="982.47511">
            <text:p>982.47511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87]+[.B89]" office:value-type="float" office:value="1303.28489">
            <text:p>1303.2848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table:style-name="ce3" office:value-type="float" office:value="108900">
            <text:p>1.09E+00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0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2640">
            <text:p>2640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2918">
            <text:p>29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ean</text:p>
          </table:table-cell>
          <table:table-cell table:style-name="ce3" office:value-type="float" office:value="2763.38">
            <text:p>2.76E+003</text:p>
          </table:table-cell>
          <table:table-cell table:style-name="ce3" office:value-type="float" office:value="0.782904">
            <text:p>7.83E-001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76.2051">
            <text:p>7.62E+001</text:p>
          </table:table-cell>
          <table:table-cell table:style-name="ce3" office:value-type="float" office:value="0.841235">
            <text:p>8.41E-001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105]*2.35" office:value-type="float" office:value="179.081985">
            <text:p>179.0819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104]-[.B106]" office:value-type="float" office:value="2584.298015">
            <text:p>2584.298015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104]+[.B106]" office:value-type="float" office:value="2942.461985">
            <text:p>2942.4619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table:style-name="ce3" office:value-type="float" office:value="16310">
            <text:p>1.63E+00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Kristall Kana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>
            <text:p>5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934">
            <text:p>934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1243">
            <text:p>124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ean</text:p>
          </table:table-cell>
          <table:table-cell table:style-name="ce3" office:value-type="float" office:value="1053.83">
            <text:p>1.05E+003</text:p>
          </table:table-cell>
          <table:table-cell table:style-name="ce3" office:value-type="float" office:value="0.435496">
            <text:p>4.35E-001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97.8785">
            <text:p>9.79E+001</text:p>
          </table:table-cell>
          <table:table-cell table:style-name="ce3" office:value-type="float" office:value="0.47683">
            <text:p>4.77E-001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124]*2.35" office:value-type="float" office:value="230.014475">
            <text:p>230.0144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123]-[.B125]" office:value-type="float" office:value="823.815525">
            <text:p>823.815525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123]+[.B125]" office:value-type="float" office:value="1283.844475">
            <text:p>1283.84447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table:style-name="ce3" office:value-type="float" office:value="159700">
            <text:p>1.60E+00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0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1021"/>
        </table:table-row>
        <table:table-row table:style-name="ro1">
          <table:table-cell office:value-type="string">
            <text:p>untere</text:p>
          </table:table-cell>
          <table:table-cell office:value-type="float" office:value="2198">
            <text:p>2198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office:value-type="float" office:value="2508">
            <text:p>25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ean</text:p>
          </table:table-cell>
          <table:table-cell table:style-name="ce3" office:value-type="float" office:value="2336.43">
            <text:p>2.34E+003</text:p>
          </table:table-cell>
          <table:table-cell table:style-name="ce3" office:value-type="float" office:value="1.05108">
            <text:p>1.05E+000</text:p>
          </table:table-cell>
          <table:table-cell table:number-columns-repeated="1021"/>
        </table:table-row>
        <table:table-row table:style-name="ro1">
          <table:table-cell office:value-type="string">
            <text:p>sigma</text:p>
          </table:table-cell>
          <table:table-cell table:style-name="ce3" office:value-type="float" office:value="98.6623">
            <text:p>9.87E+001</text:p>
          </table:table-cell>
          <table:table-cell table:style-name="ce3" office:value-type="float" office:value="1.28396">
            <text:p>1.28E+000</text:p>
          </table:table-cell>
          <table:table-cell table:number-columns-repeated="1021"/>
        </table:table-row>
        <table:table-row table:style-name="ro1">
          <table:table-cell office:value-type="string">
            <text:p>FWHM</text:p>
          </table:table-cell>
          <table:table-cell table:formula="of:=[.B141]*2.35" office:value-type="float" office:value="231.856405">
            <text:p>231.8564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ntegralgrenzen</text:p>
          </table:table-cell>
          <table:table-cell table:number-columns-repeated="1023"/>
        </table:table-row>
        <table:table-row table:style-name="ro1">
          <table:table-cell office:value-type="string">
            <text:p>untere</text:p>
          </table:table-cell>
          <table:table-cell table:formula="of:=[.B140]-[.B142]" office:value-type="float" office:value="2104.573595">
            <text:p>2104.573595</text:p>
          </table:table-cell>
          <table:table-cell table:number-columns-repeated="1022"/>
        </table:table-row>
        <table:table-row table:style-name="ro1">
          <table:table-cell office:value-type="string">
            <text:p>obere</text:p>
          </table:table-cell>
          <table:table-cell table:formula="of:=[.B140]+[.B142]" office:value-type="float" office:value="2568.286405">
            <text:p>2568.2864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gral</text:p>
          </table:table-cell>
          <table:table-cell table:style-name="ce4" office:value-type="float" office:value="19880">
            <text:p>1.988E+004</text:p>
          </table:table-cell>
          <table:table-cell table:number-columns-repeated="102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13">
      <number:scientific-number number:decimal-places="3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25/10/2014</text:date>, <text:time>22:1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4-10-25T19:24:12.50</meta:creation-date>
    <dc:date>2014-10-25T22:17:00.73</dc:date>
    <dc:creator>Max </dc:creator>
    <meta:editing-duration>PT1H6M49S</meta:editing-duration>
    <meta:editing-cycles>2</meta:editing-cycles>
    <meta:generator>OpenOffice/4.1.1$Win32 OpenOffice.org_project/411m6$Build-9775</meta:generator>
    <meta:document-statistic meta:table-count="3" meta:cell-count="183" meta:object-count="0"/>
  </office:meta>
</office:document-meta>
</file>